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106cm" fo:margin-left="0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693cm" fo:margin-left="-0.191cm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3.56cm"/>
    </style:style>
    <style:style style:name="Tabela2.B" style:family="table-column">
      <style:table-column-properties style:column-width="7.133cm"/>
    </style:style>
    <style:style style:name="Tabela2.C" style:family="table-column">
      <style:table-column-properties style:column-width="3.45cm"/>
    </style:style>
    <style:style style:name="Tabela2.D" style:family="table-column">
      <style:table-column-properties style:column-width="2.5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2.711cm" fo:keep-together="auto"/>
    </style:style>
    <style:style style:name="Tabela2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.3" style:family="table-row">
      <style:table-row-properties style:min-row-height="2.224cm" fo:keep-together="auto"/>
    </style:style>
    <style:style style:name="Tabela2.4" style:family="table-row">
      <style:table-row-properties style:min-row-height="2.235cm" fo:keep-together="auto"/>
    </style:style>
    <style:style style:name="Tabela2.5" style:family="table-row">
      <style:table-row-properties style:min-row-height="1.984cm" fo:background-color="transparent" fo:keep-together="auto">
        <style:background-image/>
      </style:table-row-properties>
    </style:style>
    <style:style style:name="Tabela3" style:family="table">
      <style:table-properties style:width="16.727cm" fo:margin-left="-0.159cm" table:align="left" style:shadow="none" style:writing-mode="lr-tb"/>
    </style:style>
    <style:style style:name="Tabela3.A" style:family="table-column">
      <style:table-column-properties style:column-width="4.175cm"/>
    </style:style>
    <style:style style:name="Tabela3.B" style:family="table-column">
      <style:table-column-properties style:column-width="6.585cm"/>
    </style:style>
    <style:style style:name="Tabela3.C" style:family="table-column">
      <style:table-column-properties style:column-width="3.498cm"/>
    </style:style>
    <style:style style:name="Tabela3.D" style:family="table-column">
      <style:table-column-properties style:column-width="2.46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" style:family="table">
      <style:table-properties style:width="16.693cm" fo:margin-left="-0.191cm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56cm"/>
    </style:style>
    <style:style style:name="Tabela6.B" style:family="table-column">
      <style:table-column-properties style:column-width="7.133cm"/>
    </style:style>
    <style:style style:name="Tabela6.C" style:family="table-column">
      <style:table-column-properties style:column-width="3.45cm"/>
    </style:style>
    <style:style style:name="Tabela6.D" style:family="table-column">
      <style:table-column-properties style:column-width="2.55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2" style:family="table-row">
      <style:table-row-properties style:min-row-height="1.984cm" fo:background-color="transparent" fo:keep-together="auto">
        <style:background-image/>
      </style:table-row-properties>
    </style:style>
    <style:style style:name="Tabela6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6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  <style:text-properties officeooo:paragraph-rsid="0002be37"/>
    </style:style>
    <style:style style:name="P2" style:family="paragraph" style:parent-style-name="Standard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3" style:family="paragraph" style:parent-style-name="Standard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4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5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6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02be37" officeooo:paragraph-rsid="0002be37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12" style:family="paragraph" style:parent-style-name="Texto_20_tabela">
      <style:paragraph-properties fo:text-align="center" style:justify-single-word="false" style:snap-to-layout-grid="false"/>
    </style:style>
    <style:style style:name="P13" style:family="paragraph" style:parent-style-name="Texto_20_tabela">
      <style:paragraph-properties fo:text-align="center" style:justify-single-word="false" style:snap-to-layout-grid="false"/>
      <style:text-properties officeooo:rsid="0002be37" officeooo:paragraph-rsid="0002be37"/>
    </style:style>
    <style:style style:name="P14" style:family="paragraph" style:parent-style-name="CabecalhoTabela">
      <style:paragraph-properties fo:margin-top="0.282cm" fo:margin-bottom="0.282cm" loext:contextual-spacing="false" style:snap-to-layout-grid="false"/>
    </style:style>
    <style:style style:name="P15" style:family="paragraph" style:parent-style-name="LO-normal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16" style:family="paragraph" style:parent-style-name="LO-normal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17" style:family="paragraph" style:parent-style-name="LO-normal">
      <style:paragraph-properties fo:text-align="center" style:justify-single-word="false"/>
      <style:text-properties fo:font-size="10pt" fo:font-style="normal" officeooo:paragraph-rsid="0002be37" style:font-size-asian="10pt" style:font-style-asian="normal" style:font-size-complex="10pt" style:font-style-complex="normal"/>
    </style:style>
    <style:style style:name="P18" style:family="paragraph" style:parent-style-name="LO-normal">
      <style:text-properties fo:font-size="10pt" officeooo:rsid="00062df8" officeooo:paragraph-rsid="0002be37" style:font-size-asian="10pt" style:font-size-complex="10pt"/>
    </style:style>
    <style:style style:name="P19" style:family="paragraph" style:parent-style-name="LO-normal">
      <style:text-properties fo:font-size="10pt" officeooo:rsid="000482be" officeooo:paragraph-rsid="0002be37" style:font-size-asian="10pt" style:font-size-complex="10pt"/>
    </style:style>
    <style:style style:name="P20" style:family="paragraph" style:parent-style-name="LO-normal">
      <style:paragraph-properties fo:text-align="center" style:justify-single-word="false"/>
      <style:text-properties fo:font-size="10pt" officeooo:rsid="000482be" style:font-size-asian="10pt" style:font-size-complex="10pt"/>
    </style:style>
    <style:style style:name="P21" style:family="paragraph" style:parent-style-name="LO-normal">
      <style:paragraph-properties style:snap-to-layout-grid="false"/>
      <style:text-properties fo:font-size="10pt" officeooo:paragraph-rsid="0002be37" style:font-size-asian="10pt" style:font-size-complex="10pt"/>
    </style:style>
    <style:style style:name="P22" style:family="paragraph" style:parent-style-name="LO-normal">
      <style:text-properties fo:font-size="10pt" officeooo:paragraph-rsid="0002be37" style:font-size-asian="10pt" style:font-size-complex="10pt"/>
    </style:style>
    <style:style style:name="P23" style:family="paragraph" style:parent-style-name="LO-normal" style:list-style-name="WW8Num21">
      <style:paragraph-properties style:snap-to-layout-grid="false"/>
      <style:text-properties fo:font-size="10pt" officeooo:paragraph-rsid="0002be37" style:font-size-asian="10pt" style:font-size-complex="10pt"/>
    </style:style>
    <style:style style:name="P24" style:family="paragraph" style:parent-style-name="LO-normal" style:list-style-name="WW8Num21">
      <style:text-properties fo:font-size="10pt" officeooo:paragraph-rsid="0002be37" style:font-size-asian="10pt" style:font-size-complex="10pt"/>
    </style:style>
    <style:style style:name="P25" style:family="paragraph" style:parent-style-name="LO-normal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LO-normal">
      <style:paragraph-properties fo:text-align="center" style:justify-single-word="false"/>
      <style:text-properties fo:font-size="10pt" officeooo:paragraph-rsid="0002be37" style:font-size-asian="10pt" style:font-size-complex="10pt"/>
    </style:style>
    <style:style style:name="P27" style:family="paragraph" style:parent-style-name="LO-normal">
      <style:text-properties fo:font-size="10pt" officeooo:paragraph-rsid="0002be37" style:font-size-asian="10pt" style:font-name-complex="Arial1" style:font-size-complex="10pt"/>
    </style:style>
    <style:style style:name="P28" style:family="paragraph" style:parent-style-name="LO-normal" style:list-style-name="WW8Num21">
      <style:text-properties fo:font-size="10pt" officeooo:paragraph-rsid="0002be37" style:font-size-asian="10pt" style:font-name-complex="Arial1" style:font-size-complex="10pt"/>
    </style:style>
    <style:style style:name="P29" style:family="paragraph" style:parent-style-name="LO-normal">
      <style:text-properties fo:color="#000000" style:font-name="Arial1" fo:font-size="10pt" fo:language="pt" fo:country="BR" officeooo:rsid="000482be" officeooo:paragraph-rsid="0002be37" style:letter-kerning="tru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P30" style:family="paragraph" style:parent-style-name="LO-normal">
      <style:text-properties fo:color="#000000" style:font-name="Arial1" fo:font-size="10pt" fo:language="pt" fo:country="BR" officeooo:rsid="00062df8" officeooo:paragraph-rsid="0002be37" style:letter-kerning="tru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P31" style:family="paragraph" style:parent-style-name="LO-normal">
      <style:text-properties fo:color="#000000" style:font-name="Arial1" fo:font-size="10pt" fo:language="pt" fo:country="BR" officeooo:paragraph-rsid="0002be37" style:letter-kerning="tru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P32" style:family="paragraph" style:parent-style-name="LO-normal">
      <style:text-properties fo:color="#000000" style:font-name="Arial1" fo:font-size="10pt" fo:language="pt" fo:country="BR" officeooo:rsid="00039dd4" officeooo:paragraph-rsid="0002be37" style:letter-kerning="tru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style:font-name="Arial1" style:text-underline-style="none" fo:font-weight="bold" style:font-weight-asian="bold" style:font-name-complex="Arial1" style:font-weight-complex="bold"/>
    </style:style>
    <style:style style:name="T5" style:family="text">
      <style:text-properties fo:color="#000000" style:font-name="Arial1" style:text-underline-style="none" fo:font-weight="bold" officeooo:rsid="000482be" style:font-weight-asian="bold" style:font-name-complex="Arial1" style:font-weight-complex="bold"/>
    </style:style>
    <style:style style:name="T6" style:family="text">
      <style:text-properties fo:color="#000000" style:font-name="Arial1" fo:font-size="11pt" fo:font-weight="normal" style:font-size-asian="11pt" style:font-weight-asian="normal" style:font-name-complex="Arial1"/>
    </style:style>
    <style:style style:name="T7" style:family="text">
      <style:text-properties fo:color="#000000" style:font-name="Arial1" fo:font-size="11pt" fo:font-weight="normal" officeooo:rsid="00082e91" style:font-size-asian="11pt" style:font-weight-asian="normal" style:font-name-complex="Arial1"/>
    </style:style>
    <style:style style:name="T8" style:family="text">
      <style:text-properties officeooo:rsid="000482be"/>
    </style:style>
    <style:style style:name="T9" style:family="text">
      <style:text-properties officeooo:rsid="00062df8"/>
    </style:style>
    <style:style style:name="T10" style:family="text">
      <style:text-properties officeooo:rsid="0002be37"/>
    </style:style>
    <style:style style:name="T11" style:family="text">
      <style:text-properties officeooo:rsid="00082e91"/>
    </style:style>
    <style:style style:name="T12" style:family="text">
      <style:text-properties officeooo:rsid="00045527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2">Gestão Pessoas - GP</text:span></text:p>
      <text:p text:style-name="P8"/>
      <text:p text:style-name="P7"><text:span text:style-name="T2">Documento de Especificação de Caso CRUD Genérico</text:span></text:p>
      <text:p text:style-name="P9"/>
      <text:p text:style-name="P9">UC<text:span text:style-name="T10">13</text:span> – Manter <text:span text:style-name="T10">Turma</text:span></text:p>
      <text:p text:style-name="P10"/>
      <text:p text:style-name="P10"><text:bookmark text:name="__RefHeading__45_178789685"/><text:bookmark text:name="__RefHeading__468_490762481"/><text:bookmark text:name="__RefHeading__63_1275273786"/><text:bookmark text:name="_Ref89052436"/><text:bookmark text:name="__RefHeading__7635_1906137012"/><text:bookmark text:name="__RefHeading__180_1522395385"/><text:span text:style-name="Fonte_20_parág._20_padrão3"><text:span text:style-name="T3">Histórico</text:span></text:span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4">Responsável</text:p>
          </table:table-cell>
          <table:table-cell table:style-name="Tabela1.D1" office:value-type="string">
            <text:p text:style-name="P14">Alteração</text:p>
          </table:table-cell>
        </table:table-row>
        <table:table-row table:style-name="Tabela1.1">
          <table:table-cell table:style-name="Tabela1.A1" office:value-type="string">
            <text:p text:style-name="P25">0<text:span text:style-name="T8">4</text:span>/0<text:span text:style-name="T8">5</text:span>/2015</text:p>
          </table:table-cell>
          <table:table-cell table:style-name="Tabela1.A1" office:value-type="string">
            <text:p text:style-name="P25">1.0</text:p>
          </table:table-cell>
          <table:table-cell table:style-name="Tabela1.A1" office:value-type="string">
            <text:p text:style-name="P20">Beatriz Brito do Rêgo</text:p>
          </table:table-cell>
          <table:table-cell table:style-name="Tabela1.D1" office:value-type="string">
            <text:p text:style-name="P25">Criação do documento</text:p>
          </table:table-cell>
        </table:table-row>
        <table:table-row table:style-name="Tabela1.1">
          <table:table-cell table:style-name="Tabela1.A3" office:value-type="string">
            <text:p text:style-name="P13">19/08/2015</text:p>
          </table:table-cell>
          <table:table-cell table:style-name="Tabela1.A3" office:value-type="string">
            <text:p text:style-name="P13">1.1</text:p>
          </table:table-cell>
          <table:table-cell table:style-name="Tabela1.A3" office:value-type="string">
            <text:p text:style-name="P13">Rayson Santos</text:p>
          </table:table-cell>
          <table:table-cell table:style-name="Tabela1.D3" office:value-type="string">
            <text:p text:style-name="P6">Atualização do Template</text:p>
          </table:table-cell>
        </table:table-row>
      </table:table>
      <text:section text:style-name="Sect1" text:name="Seção1">
        <text:list xml:id="list5896564211953762426" text:style-name="WW8Num2">
          <text:list-item>
            <text:h text:style-name="P1" text:outline-level="1"><text:span text:style-name="Subtle_20_Reference"><text:span text:style-name="T4">DESCRIÇÃO COMPLEMENTAR DO CASO DE USO GENÉRICO CADASTRAR </text:span></text:span><text:span text:style-name="Subtle_20_Reference"><text:span text:style-name="T5">TURMA</text:span></text:span><text:bookmark-start text:name="_Ref439573339"/><text:bookmark-start text:name="_Ref418497390"/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/text:h>
          </text:list-item>
        </text:list>
        <text:list xml:id="list7293397504092693719" text:style-name="WW8Num21">
          <text:list-item>
            <text:list>
              <text:list-item>
                <text:p text:style-name="P15"><text:span text:style-name="Book_20_Title"><text:span text:style-name="T6">Campos da Entidade</text:span></text:span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start text:name="__RefHeading__55_178789685"/><text:bookmark-end text:name="__RefHeading__55_178789685"/><text:bookmark-start text:name="__RefHeading__454_1105478727"/><text:bookmark-end text:name="__RefHeading__454_1105478727"/><text:bookmark-start text:name="__RefHeading__478_490762481"/><text:bookmark-end text:name="__RefHeading__478_490762481"/><text:bookmark-start text:name="__RefHeading__73_1275273786"/><text:bookmark-end text:name="__RefHeading__73_1275273786"/><text:bookmark-start text:name="__RefHeading__7645_1906137012"/><text:bookmark-end text:name="__RefHeading__7645_1906137012"/><text:bookmark-start text:name="__RefHeading__190_1522395385"/><text:bookmark-end text:name="__RefHeading__190_1522395385"/></text:p>
              </text:list-item>
            </text:list>
          </text:list-item>
        </text:list>
        <text:p text:style-name="P16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17">Campos da entidade</text:p>
            </table:table-cell>
            <table:covered-table-cell/>
            <table:table-cell table:style-name="Tabela2.A1" office:value-type="string">
              <text:p text:style-name="P17">Preenchimento</text:p>
            </table:table-cell>
            <table:table-cell table:style-name="Tabela2.D1" office:value-type="string">
              <text:p text:style-name="P17">Tipo</text:p>
            </table:table-cell>
          </table:table-row>
          <table:table-row table:style-name="Tabela2.2">
            <table:table-cell table:style-name="Tabela2.A2" office:value-type="string">
              <text:p text:style-name="P22">Nome d<text:span text:style-name="T8">a Turma</text:span></text:p>
            </table:table-cell>
            <table:table-cell table:style-name="Tabela2.A2" office:value-type="string">
              <text:p text:style-name="P18">A entidade turma deve possuir um campo Nome da Turma: onde será informado o nome da turma que se deseja cadastrar</text:p>
              <text:p text:style-name="P22">Ex: <text:span text:style-name="T9">NPI_Manhã</text:span>.</text:p>
            </table:table-cell>
            <table:table-cell table:style-name="Tabela2.A2" office:value-type="string">
              <text:p text:style-name="P27">Obrigatório</text:p>
            </table:table-cell>
            <table:table-cell table:style-name="Tabela2.D2" office:value-type="string">
              <text:p text:style-name="P22">String </text:p>
            </table:table-cell>
          </table:table-row>
          <table:table-row table:style-name="Tabela2.3">
            <table:table-cell table:style-name="Tabela2.A2" office:value-type="string">
              <text:p text:style-name="P19">Horários</text:p>
            </table:table-cell>
            <table:table-cell table:style-name="Tabela2.A2" office:value-type="string">
              <text:p text:style-name="P18">A entidade turma deve possuir uma entidade Horários: onde será informado o horário de inicio do expediente e o horário do final do expediente.</text:p>
              <text:p text:style-name="P22">Ex: <text:span text:style-name="T9">08:00 à 12:00</text:span></text:p>
            </table:table-cell>
            <table:table-cell table:style-name="Tabela2.A2" office:value-type="string">
              <text:p text:style-name="P27"/>
            </table:table-cell>
            <table:table-cell table:style-name="Tabela2.D2" office:value-type="string">
              <text:p text:style-name="P18">Horário</text:p>
            </table:table-cell>
          </table:table-row>
          <table:table-row table:style-name="Tabela2.4">
            <table:table-cell table:style-name="Tabela2.A2" office:value-type="string">
              <text:p text:style-name="P19">Supervisor da Turma</text:p>
            </table:table-cell>
            <table:table-cell table:style-name="Tabela2.A2" office:value-type="string">
              <text:p text:style-name="P18">A entidade turma deve possuir um campo Supervisor da Turma: onde será <text:s/>informado o nome do supervisor que a turma será alocada.</text:p>
              <text:p text:style-name="P22">Ex: <text:s/><text:span text:style-name="T9">Camilo Almendra</text:span>.</text:p>
            </table:table-cell>
            <table:table-cell table:style-name="Tabela2.A2" office:value-type="string">
              <text:p text:style-name="P21"/>
              <text:p text:style-name="P22">Obrigatório</text:p>
            </table:table-cell>
            <table:table-cell table:style-name="Tabela2.D2" office:value-type="string">
              <text:p text:style-name="P21"/>
              <text:p text:style-name="P22">String</text:p>
              <text:p text:style-name="P22"/>
            </table:table-cell>
          </table:table-row>
          <table:table-row table:style-name="Tabela2.5">
            <table:table-cell table:style-name="Tabela2.A2" office:value-type="string">
              <text:p text:style-name="P29">Período da Turma</text:p>
            </table:table-cell>
            <table:table-cell table:style-name="Tabela2.A2" office:value-type="string">
              <text:p text:style-name="P31"><text:span text:style-name="T9">A entidade turma deve possuir uma entidade Período: onde será informado o a data de inicio da turma e a data do final da turma.</text:span><text:line-break/>Ex: <text:span text:style-name="T9">02/03/2015 à 15/06/2015</text:span></text:p>
            </table:table-cell>
            <table:table-cell table:style-name="Tabela2.A2" office:value-type="string">
              <text:p text:style-name="P31">O<text:span text:style-name="T9">brigatório</text:span></text:p>
            </table:table-cell>
            <table:table-cell table:style-name="Tabela2.D2" office:value-type="string">
              <text:p text:style-name="P30">Período</text:p>
            </table:table-cell>
          </table:table-row>
        </table:table>
        <text:p text:style-name="P2"/>
        <text:p text:style-name="P2"/>
        <text:p text:style-name="P2"/>
        <text:p text:style-name="P2"/>
        <text:p text:style-name="P2"/>
        <text:list xml:id="list142017365179789" text:continue-numbering="true" text:style-name="WW8Num21">
          <text:list-item>
            <text:list>
              <text:list-item>
                <text:p text:style-name="P15"><text:soft-page-break/><text:span text:style-name="Book_20_Title"><text:span text:style-name="T6">Opções de Pesquisa</text:span></text:span></text:p>
                <text:p text:style-name="P15"/>
              </text:list-item>
            </text:list>
          </text:list-item>
        </text:list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office:value-type="string">
              <text:list xml:id="list142017365176792" text:continue-numbering="true" text:style-name="WW8Num21">
                <text:list-header>
                  <text:p text:style-name="P23"/>
                </text:list-header>
              </text:list>
            </table:table-cell>
            <table:table-cell table:style-name="Tabela3.A1" office:value-type="string">
              <text:list xml:id="list142017365169141" text:continue-numbering="true" text:style-name="WW8Num21">
                <text:list-header>
                  <text:p text:style-name="P24">Opções de pesquisa</text:p>
                </text:list-header>
              </text:list>
            </table:table-cell>
            <table:table-cell table:style-name="Tabela3.A1" office:value-type="string">
              <text:list xml:id="list142017365167062" text:continue-numbering="true" text:style-name="WW8Num21">
                <text:list-header>
                  <text:p text:style-name="P24">Preenchimento</text:p>
                </text:list-header>
              </text:list>
            </table:table-cell>
            <table:table-cell table:style-name="Tabela3.D1" office:value-type="string">
              <text:list xml:id="list142017365161975" text:continue-numbering="true" text:style-name="WW8Num21">
                <text:list-header>
                  <text:p text:style-name="P24">Tipo</text:p>
                </text:list-header>
              </text:list>
            </table:table-cell>
          </table:table-row>
          <table:table-row table:style-name="Tabela3.2">
            <table:table-cell table:style-name="Tabela3.A2" office:value-type="string">
              <text:list xml:id="list142017365159156" text:continue-numbering="true" text:style-name="WW8Num21">
                <text:list-header>
                  <text:p text:style-name="P23"/>
                  <text:p text:style-name="P24">Pesquisa</text:p>
                </text:list-header>
              </text:list>
            </table:table-cell>
            <table:table-cell table:style-name="Tabela3.A2" office:value-type="string">
              <text:list xml:id="list142017365165006" text:continue-numbering="true" text:style-name="WW8Num21">
                <text:list-header>
                  <text:p text:style-name="P24">Nome d<text:span text:style-name="T8">a Turma e Status</text:span></text:p>
                </text:list-header>
              </text:list>
            </table:table-cell>
            <table:table-cell table:style-name="Tabela3.A2" office:value-type="string">
              <text:list xml:id="list142017365178365" text:continue-numbering="true" text:style-name="WW8Num21">
                <text:list-header>
                  <text:p text:style-name="P28">Obrigatório</text:p>
                </text:list-header>
              </text:list>
            </table:table-cell>
            <table:table-cell table:style-name="Tabela3.D2" office:value-type="string">
              <text:list xml:id="list142017380156521" text:continue-numbering="true" text:style-name="WW8Num21">
                <text:list-header>
                  <text:p text:style-name="P24">String</text:p>
                </text:list-header>
              </text:list>
            </table:table-cell>
          </table:table-row>
        </table:table>
        <text:list xml:id="list142017380178542" text:continue-numbering="true" text:style-name="WW8Num21">
          <text:list-item>
            <text:list>
              <text:list-header>
                <text:p text:style-name="P3"><text:span text:style-name="Book_20_Title"><text:span text:style-name="T6"/></text:span></text:p>
              </text:list-header>
              <text:list-item>
                <text:p text:style-name="P15"><text:span text:style-name="Book_20_Title"><text:span text:style-name="T7">Opções de edição</text:span></text:span><text:line-break/></text:p>
              </text:list-item>
            </text:list>
          </text:list-item>
        </text:list>
        <text:p text:style-name="P16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table:number-columns-spanned="2" office:value-type="string">
              <text:p text:style-name="P26">Opções de <text:span text:style-name="T11">edição</text:span></text:p>
            </table:table-cell>
            <table:covered-table-cell/>
            <table:table-cell table:style-name="Tabela6.A1" office:value-type="string">
              <text:p text:style-name="P32">Preenchimento</text:p>
            </table:table-cell>
            <table:table-cell table:style-name="Tabela6.D1" office:value-type="string">
              <text:p text:style-name="P32">Tipo</text:p>
            </table:table-cell>
          </table:table-row>
          <table:table-row table:style-name="Tabela6.2">
            <table:table-cell table:style-name="Tabela6.A2" office:value-type="string">
              <text:p text:style-name="P30">Status</text:p>
            </table:table-cell>
            <table:table-cell table:style-name="Tabela6.A2" office:value-type="string">
              <text:p text:style-name="P31"><text:span text:style-name="T9">A entidade turma deve possuir um campo Status: onde será informado se a Turma está em andamento ou foi encerrada na tela de edição de turma.</text:span><text:line-break/>Ex: <text:s/><text:span text:style-name="T9">Aberta ou Fechada</text:span></text:p>
            </table:table-cell>
            <table:table-cell table:style-name="Tabela6.A2" office:value-type="string">
              <text:p text:style-name="P32">Obrigatório </text:p>
            </table:table-cell>
            <table:table-cell table:style-name="Tabela6.D2" office:value-type="string">
              <text:p text:style-name="P32">String <text:span text:style-name="T9">(Aberta, Fechada)</text:span>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1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1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1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1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1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1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1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1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1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1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1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1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1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1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1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1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1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1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1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1" fo:font-family="Arial" style:font-family-generic="swiss" style:font-pitch="variable" fo:font-size="11pt" fo:language="pt" fo:country="BR" style:letter-kerning="true" style:font-name-asian="Arial1" style:font-family-asian="Arial" style:font-family-generic-asian="swiss" style:font-pitch-asian="variable" style:font-size-asian="11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name-complex="Arial" style:font-family-complex="Arial" style:font-family-generic-complex="swiss"/>
    </style:style>
    <style:style style:name="WW8Num2z1" style:family="text">
      <style:text-properties style:font-name="Arial" fo:font-family="Arial" style:font-family-generic="swiss" fo:font-weight="normal" style:font-name-asian="Arial1" style:font-family-asian="Arial" style:font-family-generic-asian="swiss" style:font-pitch-asian="variable" style:font-weight-asian="normal" style:font-name-complex="Arial" style:font-family-complex="Arial" style:font-family-generic-complex="swiss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1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5z1" style:family="text">
      <style:text-properties fo:color="#000000"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6z0" style:family="text">
      <style:text-properties fo:color="#000000"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6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7z0" style:family="text">
      <style:text-properties style:font-name="Arial" fo:font-family="Arial" style:font-family-generic="swiss" fo:font-weight="normal" style:font-weight-asian="normal" style:font-name-complex="Arial" style:font-family-complex="Arial" style:font-family-generic-complex="swiss" style:font-weight-complex="bold"/>
    </style:style>
    <style:style style:name="WW8Num18z0" style:family="text">
      <style:text-properties style:font-name="Arial" fo:font-family="Arial" style:font-family-generic="swiss" fo:font-weight="normal" style:font-weight-asian="normal" style:font-name-complex="Arial" style:font-family-complex="Arial" style:font-family-generic-complex="swiss" style:font-weight-complex="bold"/>
    </style:style>
    <style:style style:name="WW8Num19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9z1" style:family="text">
      <style:text-properties fo:color="#000000" style:font-name="OpenSymbol1" fo:font-family="OpenSymbol, 'Arial Unicode MS'" fo:font-size="10pt" style:font-name-asian="Arial1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0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20z1" style:family="text">
      <style:text-properties fo:color="#000000" style:font-name="OpenSymbol1" fo:font-family="OpenSymbol, 'Arial Unicode MS'" fo:font-size="10pt" style:font-name-asian="Arial1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1z0" style:family="text"/>
    <style:style style:name="WW8Num21z1" style:family="text">
      <style:text-properties fo:font-weight="normal" style:font-weight-asian="normal" style:font-weight-complex="normal"/>
    </style:style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7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22z0" style:family="text"/>
    <style:style style:name="WW8Num22z1" style:family="text">
      <style:text-properties fo:font-weight="normal" style:font-weight-asian="normal" style:font-weight-complex="normal"/>
    </style:style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3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1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1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1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1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26z0" style:family="text"/>
    <style:style style:name="WW8Num25z0" style:family="text"/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1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143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fo:text-indent="-0.635cm" fo:margin-left="0.508cm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0.127cm" fo:text-indent="-0.635cm" fo:margin-left="0.127cm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62cm" fo:text-indent="-0.635cm" fo:margin-left="0.762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9cm" svg:height="1.653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07cm" svg:height="2.311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8-19T14:20:17.235000000</dc:date>
    <meta:print-date>2007-05-07T23:41:00</meta:print-date>
    <meta:editing-cycles>4</meta:editing-cycles>
    <meta:editing-duration>PT38M8S</meta:editing-duration>
    <meta:document-statistic meta:table-count="4" meta:image-count="2" meta:object-count="0" meta:page-count="2" meta:paragraph-count="55" meta:word-count="237" meta:character-count="1413" meta:non-whitespace-character-count="1228"/>
    <meta:generator>LibreOffice/4.3.1.2$Windows_x86 LibreOffice_project/958349dc3b25111dbca392fbc281a05559ef6848</meta:generator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